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 officeooo:paragraph-rsid="00036a2e"/>
    </style:style>
    <style:style style:name="P4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6" style:family="paragraph" style:parent-style-name="Standard">
      <style:text-properties fo:font-size="14pt" style:text-underline-style="solid" style:text-underline-width="auto" style:text-underline-color="font-color" officeooo:paragraph-rsid="00036a2e" style:font-size-asian="14pt" style:font-size-complex="14pt"/>
    </style:style>
    <style:style style:name="P7" style:family="paragraph" style:parent-style-name="Standard">
      <style:text-properties fo:font-size="14pt" style:text-underline-style="none" style:font-size-asian="14pt" style:font-size-complex="14pt"/>
    </style:style>
    <style:style style:name="P8" style:family="paragraph" style:parent-style-name="Standard">
      <style:text-properties fo:font-size="12pt" style:text-underline-style="none" officeooo:paragraph-rsid="00036a2e" style:font-size-asian="12pt" style:font-size-complex="12pt"/>
    </style:style>
    <style:style style:name="P9" style:family="paragraph" style:parent-style-name="Standard">
      <style:text-properties officeooo:paragraph-rsid="00036a2e"/>
    </style:style>
    <style:style style:name="P10" style:family="paragraph" style:parent-style-name="Standard" style:list-style-name="L1">
      <style:text-properties fo:font-size="12pt" style:text-underline-style="none" officeooo:paragraph-rsid="0004c441" style:font-size-asian="12pt" style:font-size-complex="12pt"/>
    </style:style>
    <style:style style:name="P11" style:family="paragraph" style:parent-style-name="Standard" style:list-style-name="L1">
      <style:text-properties fo:font-size="12pt" style:text-underline-style="none" officeooo:rsid="000a35da" officeooo:paragraph-rsid="000a35da" style:font-size-asian="12pt" style:font-size-complex="12pt"/>
    </style:style>
    <style:style style:name="P12" style:family="paragraph" style:parent-style-name="Standard">
      <style:text-properties style:text-underline-style="none"/>
    </style:style>
    <style:style style:name="P13" style:family="paragraph" style:parent-style-name="Standard" style:list-style-name="L3">
      <style:text-properties style:text-underline-style="none"/>
    </style:style>
    <style:style style:name="P14" style:family="paragraph" style:parent-style-name="Standard" style:list-style-name="L3">
      <style:text-properties style:text-underline-style="none" officeooo:paragraph-rsid="000c220a"/>
    </style:style>
    <style:style style:name="P15" style:family="paragraph" style:parent-style-name="Standard">
      <style:text-properties style:text-underline-style="none" officeooo:rsid="001bc0d8" officeooo:paragraph-rsid="0008431e"/>
    </style:style>
    <style:style style:name="T1" style:family="text">
      <style:text-properties officeooo:rsid="00036a2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4c441"/>
    </style:style>
    <style:style style:name="T4" style:family="text">
      <style:text-properties officeooo:rsid="00074d9a"/>
    </style:style>
    <style:style style:name="T5" style:family="text">
      <style:text-properties officeooo:rsid="0008431e"/>
    </style:style>
    <style:style style:name="T6" style:family="text">
      <style:text-properties officeooo:rsid="000a35da"/>
    </style:style>
    <style:style style:name="T7" style:family="text">
      <style:text-properties officeooo:rsid="000c220a"/>
    </style:style>
    <style:style style:name="T8" style:family="text">
      <style:text-properties fo:font-size="12pt" officeooo:rsid="000c220a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INUTES</text:p>
      <text:p text:style-name="Standard"/>
      <text:p text:style-name="Standard">Project Title: Group 12 Project</text:p>
      <text:p text:style-name="Standard">Meeting Purpose: To <text:span text:style-name="T5">check design specification progress</text:span></text:p>
      <text:p text:style-name="Standard">People Present: Everyone present</text:p>
      <text:p text:style-name="Standard">Location: C57a</text:p>
      <text:p text:style-name="Standard">Date: <text:span text:style-name="T5">21</text:span>/11/<text:span text:style-name="T4">20</text:span>13</text:p>
      <text:p text:style-name="Standard">Circulation list: All project members</text:p>
      <text:p text:style-name="P9">Author of the minutes: <text:span text:style-name="T5">Alex Heaven</text:span></text:p>
      <text:p text:style-name="Standard">Date the minutes were produced: <text:span text:style-name="T5">21</text:span>/11/<text:span text:style-name="T4">20</text:span>13</text:p>
      <text:p text:style-name="Standard">Version: 1.<text:span text:style-name="T1">1</text:span></text:p>
      <text:p text:style-name="Standard"/>
      <text:p text:style-name="Standard"/>
      <text:p text:style-name="P5">Matters Arising</text:p>
      <text:p text:style-name="P7"/>
      <text:list xml:id="list7614302221154137500" text:style-name="L1">
        <text:list-item>
          <text:p text:style-name="P10">The group <text:span text:style-name="T6">reported their progress on each part of the </text:span>design specification document. </text:p>
        </text:list-item>
        <text:list-item>
          <text:p text:style-name="P11">Any issues had by group were discussed and resolved.</text:p>
        </text:list-item>
        <text:list-item>
          <text:p text:style-name="P11">Made sure that the document was on track for delivery.</text:p>
          <text:p text:style-name="P10"/>
        </text:list-item>
      </text:list>
      <text:p text:style-name="P5"/>
      <text:p text:style-name="P5">New Business</text:p>
      <text:p text:style-name="P2"/>
      <text:list xml:id="list3063614638015652701" text:style-name="L3">
        <text:list-item>
          <text:p text:style-name="P14"><text:span text:style-name="T7">Review date for design specification discussed.</text:span></text:p>
          <text:p text:style-name="P14"><text:span text:style-name="T7">ACTION: </text:span><text:span text:style-name="T8">dpb1, alh32, fik, anp28, srp11, lps1, lot15, thw10, bea16.</text:span></text:p>
        </text:list-item>
      </text:list>
      <text:p text:style-name="P5"/>
      <text:p text:style-name="P6"/>
      <text:p text:style-name="P6">AOB</text:p>
      <text:p text:style-name="P8"/>
      <text:p text:style-name="P3"><text:s text:c="6"/>Non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<text:a xlink:type="simple" xlink:href="mailto:Alh32@aber.ac.uk"><text:span text:style-name="T5">Alh32</text:span></text:a><text:a xlink:type="simple" xlink:href="mailto:Alh32@aber.ac.uk">@aber.ac.uk</text:a> <text:span text:style-name="T5">21/11/201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style style:name="MT1" style:family="text">
      <style:text-properties officeooo:rsid="00036a2e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eeting Minutes<text:tab/>v1.<text:span text:style-name="MT1">1</text:span><text:tab/>Final</text:p>
      </style:header>
      <style:footer>
        <text:p text:style-name="Footer"><text:span text:style-name="Default_20_Paragraph_20_Font"><text:span text:style-name="MT2">Aberystwyth University / Computer Science<text:tab/><text:tab/>Page </text:span></text:span><text:span text:style-name="Default_20_Paragraph_20_Font"><text:span text:style-name="MT2"><text:page-number text:select-page="current">1</text:page-number></text:span></text:span><text:span text:style-name="Default_20_Paragraph_20_Font"><text:span text:style-name="MT2">/</text:span></text:span><text:span text:style-name="Default_20_Paragraph_20_Font"><text:span text:style-name="MT2"><text:page-count>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8:16:23.96</meta:creation-date>
    <dc:date>2014-01-29T15:49:17.305897000</dc:date>
    <meta:editing-duration>PT3H12M21S</meta:editing-duration>
    <meta:editing-cycles>14</meta:editing-cycles>
    <meta:generator>LibreOffice/4.1.0.4$MacOSX_x86 LibreOffice_project/89ea49ddacd9aa532507cbf852f2bb22b1ace28</meta:generator>
    <meta:document-statistic meta:table-count="0" meta:image-count="0" meta:object-count="0" meta:page-count="1" meta:paragraph-count="22" meta:word-count="111" meta:character-count="737" meta:non-whitespace-character-count="644"/>
  </office:meta>
</office:document-meta>
</file>